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923c" officeooo:paragraph-rsid="000e923c" style:font-weight-asian="bold" style:font-weight-complex="bold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Calibri Light" fo:font-size="10pt" fo:font-weight="bold" officeooo:rsid="000e923c" officeooo:paragraph-rsid="000e923c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 Light" fo:font-size="10pt" fo:font-weight="bold" officeooo:rsid="000e923c" officeooo:paragraph-rsid="000e923c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Calibri Light" fo:font-size="10.5pt" fo:font-weight="bold" officeooo:rsid="00111d2f" officeooo:paragraph-rsid="00111d2f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alibri Light" fo:font-size="10.5pt" fo:font-weight="normal" officeooo:rsid="00111d2f" officeooo:paragraph-rsid="00111d2f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Calibri Light" fo:font-size="12pt" fo:font-weight="bold" officeooo:rsid="000e9ed7" officeooo:paragraph-rsid="000e9ed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 Light1" fo:font-weight="bold" officeooo:rsid="000e923c" officeooo:paragraph-rsid="000e923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 Light1" fo:font-weight="bold" officeooo:rsid="000e923c" officeooo:paragraph-rsid="000e923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 Light1" fo:font-size="13pt" fo:font-weight="bold" officeooo:rsid="000e923c" officeooo:paragraph-rsid="000e923c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913a"/>
    </style:style>
    <style:style style:name="T4" style:family="text">
      <style:text-properties officeooo:rsid="0015bf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nsultas <text:span text:style-name="T3">WHERE </text:span>SQL</text:p>
      <text:p text:style-name="P7"/>
      <text:p text:style-name="P8"><text:span text:style-name="T1">Realiza las siguientes consultas SQL en la base de datos POKEMON_GO</text:span> </text:p>
      <text:p text:style-name="P1"/>
      <text:p text:style-name="P2">CREATE DATABASE POKEMON_GO;<text:line-break/>USE POKEMON_GO;<text:line-break/><text:line-break/>CREATE TABLE POKEMON (<text:line-break/><text:tab/>ID int primary key not null,<text:line-break/> <text:s text:c="3"/><text:tab/>Nombre varchar(15),<text:line-break/> <text:s text:c="3"/><text:tab/>Tipo enum("ROCA","TIERRA","PLANTA"),<text:line-break/> <text:s text:c="3"/><text:tab/>Altura decimal(4,2),<text:line-break/> <text:s text:c="3"/><text:tab/>Edad decimal (3,0),<text:line-break/> <text:s text:c="3"/><text:tab/>Fecha_nac DATE<text:line-break/>);<text:line-break/><text:line-break/>INSERT INTO POKEMON VALUES<text:line-break/><text:tab/>(1, 'JON', 'TIERRA', '1.20', '123', '2001-12-30'),<text:line-break/><text:tab/>(2,'MARCOS', 'TIERRA', '1.40', '11', '2012-10-18'),<text:line-break/><text:tab/>(3, 'CELIA', 'PLANTA', '1.00', '29', '2000-02-02'),<text:line-break/><text:tab/>(4, 'JUANMA', 'ROCA', '2.15', '32', '1999-01-01'),<text:line-break/><text:tab/>(5, 'JAVIER', 'TIERRA', '0.90', '2', '2002-07-12'),<text:line-break/><text:tab/>(6, 'CARMEN', 'PLANTA', '2.42', '14', '1997-03-27');</text:p>
      <text:p text:style-name="P3"/>
      <text:p text:style-name="P6"/>
      <text:p text:style-name="P5"><text:span text:style-name="T2">Ejercicio 1.-</text:span> Muestra el nombre de todos los Pokemon que sean de tipo tierra.<text:line-break/><text:line-break/><text:span text:style-name="T2">Ejercicio 2.-</text:span> Muestra el ID de los Pokemon de nombre Ca<text:span text:style-name="T4">r</text:span>men o de altura mayor que 2<text:line-break/><text:line-break/><text:span text:style-name="T2">Ejercicio 3.-</text:span> Muestra el tipo de los Pokemon con edad distinta a 32 sin que se repitan datos en el resultado.<text:line-break/><text:line-break/><text:span text:style-name="T2">Ejercicio 4.-</text:span> Muestra el nombre y tipo de los Pokemon que hayan nacido en el año 2000 o 2001 ordenador alfabéticamente por el nombre.<text:line-break/><text:line-break/><text:span text:style-name="T2">Ejercicio 5.-</text:span> Muestra el ID de los Pokemon que su nombre comience por la letra "C" y contengan la letra "A" ordenador por el nombre del Pokemon.<text:line-break/><text:line-break/><text:span text:style-name="T2">Ejercicio 6.-</text:span> Muestra todos pokemon que hayan nacido en el mes de octubre o su edad esté entre 29 y 35 años (ambos incluidos).<text:line-break/><text:line-break/><text:span text:style-name="T2">Ejercicio 7.-</text:span> Muestra El ID y la altura de los 2 Pokemon de mayor altura que en su nombre no contengan la letra "E" ordenados por la altura de mayor a menor.<text:line-break/><text:line-break/><text:span text:style-name="T2">Ejercicio 8.-</text:span> Muestra todos los datos de los Pokemon que sean de tipo PLANTA o ROCA, tengan una altura superior a 1.50 y su edad sea distina a 14.<text:line-break/><text:line-break/><text:span text:style-name="T2">Ejercicio 9.- </text:span>Muestra los datos de los 3 Pokemon de menor edad que su nombre tenga una longitud exacta de 6 caracteres. Ordena el resultado de menor a mayor.<text:line-break/><text:line-break/><text:span text:style-name="T2">Ejercicio 10.-</text:span> Muestra el ID, Nombre y Edad de los Pokemon con un nombre que comience por la letra J, contenga una letra "M" y termine por la letra "A", o que su edad se muestre con un solo caracter. Ordena los resultados alfabéticamente por el nombre del Pokemon.<text:line-break/><text:line-break/><text:line-break/><text:span text:style-name="T2"><text:line-break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5T15:59:19.818000000</meta:creation-date>
    <dc:date>2024-01-12T11:45:57.832000000</dc:date>
    <meta:editing-duration>PT26M59S</meta:editing-duration>
    <meta:editing-cycles>6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4" meta:word-count="346" meta:character-count="2088" meta:non-whitespace-character-count="1698"/>
  </office:meta>
</office:document-meta>
</file>